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775DCA5E603296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03cm, 5.558cm, 11.344cm, 3.46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3.11cm" svg:x="0.892cm" svg:y="2.492cm">
          <draw:image xlink:href="Pictures/10000000000005E8000007E0E775DCA5E603296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11:13.366776631</dc:date>
    <meta:editing-duration>PT3M2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